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1.318cm" fo:min-width="1.96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textarea-horizontal-align="justify" draw:textarea-vertical-align="middle" draw:auto-grow-height="false" fo:min-height="2.125cm" fo:min-width="4.03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3.556cm" svg:height="2.286cm" svg:x="3.921cm" svg:y="7.096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3.429cm" svg:x="11.795cm" svg:y="6.207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50:36.986046618</dc:date>
    <meta:editing-duration>PT14M36S</meta:editing-duration>
    <meta:editing-cycles>6</meta:editing-cycles>
    <meta:generator>LibreOffice/6.0.7.3$Linux_X86_64 LibreOffice_project/00m0$Build-3</meta:generator>
    <meta:document-statistic meta:object-count="3"/>
  </office:meta>
</office:document-meta>
</file>